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FA0000005C2A1B3A6707DB08B2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Arial1" svg:font-family="Arial"/>
    <style:font-face style:name="DIN Next LT Pro" svg:font-family="'DIN Next LT Pro'"/>
    <style:font-face style:name="DIN Next LT Pro Light" svg:font-family="'DIN Next LT Pro Light'"/>
    <style:font-face style:name="DIN Next LT Pro Medium" svg:font-family="'DIN Next LT Pro Medium'"/>
    <style:font-face style:name="Minion Pro" svg:font-family="'Minion Pro'"/>
    <style:font-face style:name="F" svg:font-family="" style:font-family-generic="roman"/>
    <style:font-face style:name="Arial2" svg:font-family="Arial" style:font-family-generic="swiss"/>
    <style:font-face style:name="Lucida Sans1" svg:font-family="'Lucida Sans'" style:font-family-generic="swiss"/>
    <style:font-face style:name="Open Sans" svg:font-family="'Open Sans'" style:font-family-generic="swiss"/>
    <style:font-face style:name="Open Sans Light" svg:font-family="'Open Sans Light'" style:font-family-generic="swiss"/>
    <style:font-face style:name="Consolas" svg:font-family="Consolas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DIN Next LT Pro1" svg:font-family="'DIN Next LT Pro'" style:font-pitch="variable"/>
    <style:font-face style:name="Lucida Sans3" svg:font-family="'Lucida Sans'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1" svg:font-family="'Times New Roman'" style:font-family-generic="modern" style:font-pitch="variable"/>
    <style:font-face style:name="Titillium Lt1" svg:font-family="'Titillium Lt'" style:font-family-generic="modern" style:font-pitch="variable"/>
    <style:font-face style:name="Titillium Lt" svg:font-family="'Titillium Lt'" style:font-adornments="Light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30mm" style:rel-column-width="11566*"/>
    </style:style>
    <style:style style:name="Table1.C" style:family="table-column">
      <style:table-column-properties style:column-width="110mm" style:rel-column-width="42403*"/>
    </style:style>
    <style:style style:name="Table1.1" style:family="table-row">
      <style:table-row-properties fo:background-color="#66cc00">
        <style:background-image/>
      </style:table-row-properties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background-color="transparent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Osnovni_20_tekst">
      <style:text-properties fo:language="en" fo:country="US"/>
    </style:style>
    <style:style style:name="P2" style:family="paragraph" style:parent-style-name="Standard">
      <style:text-properties fo:language="en" fo:country="US" officeooo:rsid="000e7148" officeooo:paragraph-rsid="002b0d85"/>
    </style:style>
    <style:style style:name="P3" style:family="paragraph" style:parent-style-name="_5b_Basic_20_Paragraph_5d_">
      <style:paragraph-properties fo:margin-left="0mm" fo:margin-right="0mm" fo:margin-top="0mm" fo:margin-bottom="0mm" loext:contextual-spacing="false" fo:line-height="120%" fo:text-align="start" style:justify-single-word="false" fo:text-indent="0mm" style:auto-text-indent="false" style:text-autospace="none" style:vertical-align="middle" style:writing-mode="lr-tb">
        <style:tab-stops>
          <style:tab-stop style:position="84.67mm" style:type="center"/>
          <style:tab-stop style:position="169.77mm" style:type="right"/>
        </style:tab-stops>
      </style:paragraph-properties>
    </style:style>
    <style:style style:name="P4" style:family="paragraph" style:parent-style-name="Table_20_Contents">
      <style:text-properties officeooo:rsid="0104921f" officeooo:paragraph-rsid="0104921f"/>
    </style:style>
    <style:style style:name="P5" style:family="paragraph" style:parent-style-name="Table_20_Contents">
      <style:paragraph-properties fo:text-align="start" style:justify-single-word="false"/>
      <style:text-properties officeooo:rsid="01107c84" officeooo:paragraph-rsid="01107c84"/>
    </style:style>
    <style:style style:name="P6" style:family="paragraph" style:parent-style-name="Title" style:master-page-name="">
      <loext:graphic-properties draw:fill="none" draw:fill-image-width="0mm" draw:fill-image-height="0mm"/>
      <style:paragraph-properties fo:margin-left="7mm" fo:margin-right="7mm" fo:margin-top="50.01mm" fo:margin-bottom="10mm" loext:contextual-spacing="false" fo:line-height="150%" fo:text-indent="0mm" style:auto-text-indent="false" style:page-number="auto" fo:break-before="page" fo:background-color="transparent" style:shadow="none" text:number-lines="false" text:line-number="0">
        <style:tab-stops/>
      </style:paragraph-properties>
      <style:text-properties officeooo:paragraph-rsid="011a1f55"/>
    </style:style>
    <style:style style:name="P7" style:family="paragraph" style:parent-style-name="Subtitle">
      <style:text-properties fo:language="en" fo:country="US" officeooo:rsid="011a4378" officeooo:paragraph-rsid="011a4378"/>
    </style:style>
    <style:style style:name="P8" style:family="paragraph" style:parent-style-name="Text_20_body">
      <style:text-properties officeooo:rsid="011ae377" officeooo:paragraph-rsid="011ae377"/>
    </style:style>
    <style:style style:name="P9" style:family="paragraph" style:parent-style-name="Text_20_body" style:list-style-name="L4">
      <style:text-properties officeooo:paragraph-rsid="011ae377"/>
    </style:style>
    <style:style style:name="P10" style:family="paragraph" style:parent-style-name="Text_20_body" style:list-style-name="L7">
      <style:text-properties officeooo:paragraph-rsid="011ae377"/>
    </style:style>
    <style:style style:name="P11" style:family="paragraph" style:parent-style-name="Text_20_body" style:list-style-name="L8">
      <style:text-properties officeooo:paragraph-rsid="011ae377"/>
    </style:style>
    <style:style style:name="P12" style:family="paragraph" style:parent-style-name="Heading_20_1">
      <style:text-properties officeooo:rsid="00ff4752" officeooo:paragraph-rsid="00ff4752"/>
    </style:style>
    <style:style style:name="P13" style:family="paragraph" style:parent-style-name="Heading_20_1" style:master-page-name="">
      <style:paragraph-properties style:page-number="auto" fo:break-before="page"/>
      <style:text-properties officeooo:rsid="011d3517" officeooo:paragraph-rsid="011d3517"/>
    </style:style>
    <style:style style:name="P14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5" style:family="paragraph" style:parent-style-name="Source_20_Code" style:list-style-name="L8"/>
    <style:style style:name="P16" style:family="paragraph" style:parent-style-name="Source_20_Code">
      <style:paragraph-properties fo:margin-left="12.7mm" fo:margin-right="0mm" fo:text-indent="0mm" style:auto-text-indent="false"/>
    </style:style>
    <style:style style:name="P17" style:family="paragraph" style:parent-style-name="Source_20_Code" style:master-page-name="">
      <style:paragraph-properties fo:margin-top="0mm" fo:margin-bottom="0mm" loext:contextual-spacing="false" style:page-number="auto" fo:padding="1.99mm" fo:border="0.06pt solid #000000" style:shadow="none">
        <style:tab-stops/>
      </style:paragraph-properties>
      <style:text-properties style:font-name="Consolas" fo:font-size="9pt" fo:language="en" fo:country="US" officeooo:rsid="003b1fb0" fo:background-color="transparent" style:font-name-asian="NSimSun" style:font-size-asian="10pt" style:font-name-complex="Liberation Mono1" style:font-size-complex="10pt"/>
    </style:style>
    <style:style style:name="P18" style:family="paragraph" style:parent-style-name="Source_20_Code" style:master-page-name="">
      <style:paragraph-properties fo:margin-top="0mm" fo:margin-bottom="0mm" loext:contextual-spacing="false" style:page-number="auto" fo:padding="1.99mm" fo:border="0.06pt solid #000000" style:shadow="none">
        <style:tab-stops/>
      </style:paragraph-properties>
      <style:text-properties style:font-name="Consolas" fo:font-size="9pt" fo:language="en" fo:country="US" officeooo:rsid="003b1fb0" fo:background-color="transparent" style:font-name-asian="NSimSun" style:font-size-asian="10pt" style:font-name-complex="Liberation Mono1" style:font-size-complex="10pt"/>
    </style:style>
    <style:style style:name="P19" style:family="paragraph" style:parent-style-name="Table_20_Contents">
      <style:text-properties officeooo:rsid="011d2536" officeooo:paragraph-rsid="011d2536"/>
    </style:style>
    <style:style style:name="P20" style:family="paragraph" style:parent-style-name="Contents_20_2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1" style:family="paragraph">
      <loext:graphic-properties draw:fill="none" draw:fill-color="#aecf00"/>
      <style:paragraph-properties fo:text-align="center"/>
    </style:style>
    <style:style style:name="P22" style:family="paragraph">
      <loext:graphic-properties draw:fill-color="#66cc00"/>
      <style:paragraph-properties fo:text-align="center"/>
    </style:style>
    <style:style style:name="P23" style:family="paragraph">
      <loext:graphic-properties draw:fill-color="#eeeeee"/>
      <style:paragraph-properties fo:text-align="center"/>
    </style:style>
    <style:style style:name="P24" style:family="paragraph">
      <loext:graphic-properties draw:fill="none" draw:fill-color="#ffffff" draw:opacity="0%"/>
      <style:paragraph-properties fo:margin-left="7mm" fo:margin-right="7mm" fo:margin-top="50.01mm" fo:margin-bottom="10mm" fo:line-height="150%" fo:text-indent="0mm"/>
      <style:text-properties fo:color="#000000" style:font-name="Arial2" fo:font-size="25.5pt" style:font-size-asian="9pt" style:font-size-complex="9pt"/>
    </style:style>
    <style:style style:name="P25" style:family="paragraph">
      <style:paragraph-properties fo:margin-left="7mm" fo:margin-right="7mm" fo:margin-top="50.01mm" fo:margin-bottom="10mm" fo:line-height="150%" fo:text-indent="0mm"/>
      <style:text-properties fo:color="#000000" style:font-name="Arial2" fo:font-size="25.5pt"/>
    </style:style>
    <style:style style:name="T1" style:family="text">
      <style:text-properties fo:language="en" fo:country="US"/>
    </style:style>
    <style:style style:name="T2" style:family="text">
      <style:text-properties style:text-outline="false" style:font-name="DIN Next LT Pro Light" fo:language="en" fo:country="US" style:font-name-asian="DIN Next LT Pro Light" style:font-name-complex="DIN Next LT Pro Light"/>
    </style:style>
    <style:style style:name="T3" style:family="text">
      <style:text-properties style:text-outline="false" style:font-name="DIN Next LT Pro Medium" fo:language="en" fo:country="US" style:font-name-asian="DIN Next LT Pro Medium" style:font-name-complex="DIN Next LT Pro Medium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11a1f55"/>
    </style:style>
    <style:style style:name="T6" style:family="text">
      <style:text-properties officeooo:rsid="011ae377"/>
    </style:style>
    <style:style style:name="T7" style:family="text">
      <style:text-properties officeooo:rsid="011cf32c"/>
    </style:style>
    <style:style style:name="T8" style:family="text">
      <style:text-properties officeooo:rsid="011d2536"/>
    </style:style>
    <style:style style:name="T9" style:family="text">
      <style:text-properties fo:color="#58585b" style:font-name="Titillium Lt1" fo:font-size="9pt" style:font-name-asian="DIN Next LT Pro" style:font-size-asian="9pt" style:font-name-complex="DIN Next LT Pro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style:style style:name="gr1" style:family="graphic">
      <style:graphic-properties svg:stroke-width="0.51mm" svg:stroke-color="#66cc00" draw:marker-start-width="4.29mm" draw:marker-end-width="4.29mm" draw:fill="none" draw:fill-color="#aecf00" draw:textarea-horizontal-align="center" draw:textarea-vertical-align="middle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8mm" svg:stroke-color="#00cc00" draw:marker-start-width="3.79mm" draw:marker-end-width="3.79mm" draw:fill-color="#66cc00" draw:textarea-horizontal-align="center" draw:textarea-vertical-align="middle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8mm" svg:stroke-color="#eeeeee" draw:marker-start-width="3.79mm" draw:marker-end-width="3.79mm" draw:fill-color="#eeeeee" draw:textarea-horizontal-align="center" draw:textarea-vertical-align="middle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ffffff" draw:fill="none" draw:fill-color="#ffffff" draw:opacity="0%" fo:min-height="17.23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5">Using uFCoder dynamic library in Microsoft Visual C</text:span></text:p>
      <text:p text:style-name="P7">MS Visual C++: uFCoder DLL with statically linked FTDI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"><text:a xlink:type="simple" xlink:href="#__RefHeading___Toc1664_118771661" text:style-name="Index_20_Link" text:visited-style-name="Index_20_Link">Introduction<text:tab/>3</text:a></text:p>
          <text:p text:style-name="P14"><text:a xlink:type="simple" xlink:href="#__RefHeading___Toc294_592927084" text:style-name="Index_20_Link" text:visited-style-name="Index_20_Link">Files needed:<text:tab/>4</text:a></text:p>
          <text:p text:style-name="P20"><text:a xlink:type="simple" xlink:href="#__RefHeading___Toc296_592927084" text:style-name="Index_20_Link" text:visited-style-name="Index_20_Link">Files for Developers:<text:tab/>4</text:a></text:p>
          <text:p text:style-name="P20"><text:a xlink:type="simple" xlink:href="#__RefHeading___Toc298_592927084" text:style-name="Index_20_Link" text:visited-style-name="Index_20_Link">Files for final users—deploy:<text:tab/>4</text:a></text:p>
          <text:p text:style-name="P14"><text:a xlink:type="simple" xlink:href="#__RefHeading___Toc300_592927084" text:style-name="Index_20_Link" text:visited-style-name="Index_20_Link">New project in MS VC++<text:tab/>5</text:a></text:p>
          <text:p text:style-name="P20"><text:a xlink:type="simple" xlink:href="#__RefHeading___Toc302_592927084" text:style-name="Index_20_Link" text:visited-style-name="Index_20_Link">Listing of the example:<text:tab/>5</text:a></text:p>
          <text:p text:style-name="P14"><text:a xlink:type="simple" xlink:href="#__RefHeading___Toc304_592927084" text:style-name="Index_20_Link" text:visited-style-name="Index_20_Link">This packet contains:<text:tab/>6</text:a></text:p>
          <text:p text:style-name="P14"><text:a xlink:type="simple" xlink:href="#__RefHeading___Toc1666_118771661" text:style-name="Index_20_Link" text:visited-style-name="Index_20_Link">Revision history<text:tab/>7</text:a></text:p>
        </text:index-body>
      </text:table-of-content>
      <text:p text:style-name="P2"/>
      <text:list xml:id="list6789592815693725385" text:style-name="Outline">
        <text:list-item>
          <text:h text:style-name="P13" text:outline-level="1"><text:bookmark-start text:name="__RefHeading___Toc1664_118771661"/>Introduction<text:bookmark-end text:name="__RefHeading___Toc1664_118771661"/></text:h>
        </text:list-item>
      </text:list>
      <text:p text:style-name="P8">This examples explains how to use uFCoder dynamic library in the new Microsoft Visual C++ (Community 2015) project.</text:p>
      <text:p text:style-name="P8"/>
      <text:list xml:id="list110153332462522" text:continue-numbering="true" text:style-name="Outline">
        <text:list-item>
          <text:h text:style-name="Heading_20_1" text:outline-level="1"><text:bookmark-start text:name="__RefHeading___Toc294_592927084"/>Files needed:<text:bookmark-end text:name="__RefHeading___Toc294_592927084"/></text:h>
          <text:list>
            <text:list-item>
              <text:h text:style-name="Heading_20_2" text:outline-level="2"><text:bookmark-start text:name="__RefHeading___Toc296_592927084"/>Files for Developers:<text:bookmark-end text:name="__RefHeading___Toc296_592927084"/></text:h>
            </text:list-item>
          </text:list>
        </text:list-item>
      </text:list>
      <text:p text:style-name="Source_20_Code">+---lib</text:p>
      <text:p text:style-name="Source_20_Code">| <text:s text:c="2"/>+---include</text:p>
      <text:p text:style-name="Source_20_Code">| <text:s text:c="2"/>| <text:s text:c="6"/>uFCoder.h<text:tab/><text:tab/>&lt;&lt; modified for include in MS VS C++</text:p>
      <text:p text:style-name="Source_20_Code">| <text:s text:c="2"/>| <text:s text:c="6"/></text:p>
      <text:p text:style-name="Source_20_Code">| <text:s text:c="2"/>\---win-x86</text:p>
      <text:p text:style-name="Source_20_Code">| <text:s text:c="10"/>uFCoder-x86.dll<text:tab/><text:tab/>&lt;&lt; standard, latest, 32 bit Windows library for uFR</text:p>
      <text:p text:style-name="Source_20_Code">| <text:s text:c="10"/>libeay32.dll<text:tab/><text:tab/>&lt;&lt; standard 32 bit Windows library for Openssl</text:p>
      <text:p text:style-name="Source_20_Code">| <text:s text:c="10"/>uFCoder-x86.lib<text:tab/><text:tab/>&lt;&lt; include <text:span text:style-name="T7">(</text:span>not static<text:span text:style-name="T7">)</text:span> library for MS VS C++</text:p>
      <text:p text:style-name="Source_20_Code">| <text:s text:c="10"/>ftd2xx.lib<text:tab/><text:tab/>&lt;&lt; static communication library from FTDI website. </text:p>
      <text:p text:style-name="Source_20_Code"><text:span text:style-name="T7">(</text:span>CDM v2.12.06 WHQL Certified<text:span text:style-name="T7">)</text:span></text:p>
      <text:p text:style-name="Source_20_Code"/>
      <text:list xml:id="list110154415483623" text:continue-numbering="true" text:style-name="Outline">
        <text:list-item>
          <text:list>
            <text:list-item>
              <text:h text:style-name="Heading_20_2" text:outline-level="2"><text:bookmark-start text:name="__RefHeading___Toc298_592927084"/>Files for final users<text:span text:style-name="T7">—</text:span>deploy:<text:bookmark-end text:name="__RefHeading___Toc298_592927084"/></text:h>
            </text:list-item>
          </text:list>
        </text:list-item>
      </text:list>
      <text:p text:style-name="Source_20_Code">| <text:s text:c="10"/>uFCoder-x86.dll<text:tab/><text:tab/>&lt;&lt; standard, latest, 32 bit Windows library for uFR</text:p>
      <text:p text:style-name="Source_20_Code">| <text:s text:c="10"/>libeay32.dll<text:tab/><text:tab/>&lt;&lt; standard 32 bit Windows library for Openssl</text:p>
      <text:list xml:id="list110153889841636" text:continue-numbering="true" text:style-name="Outline">
        <text:list-item>
          <text:h text:style-name="Heading_20_1" text:outline-level="1"><text:bookmark-start text:name="__RefHeading___Toc300_592927084"/>New project in MS VC++<text:bookmark-end text:name="__RefHeading___Toc300_592927084"/></text:h>
        </text:list-item>
      </text:list>
      <text:list xml:id="list2198737552173459766" text:style-name="L7">
        <text:list-item>
          <text:p text:style-name="P10"><text:span text:style-name="T6">Create new project in MS VC++</text:span></text:p>
        </text:list-item>
      </text:list>
      <text:list xml:id="list5839456533872644452" text:style-name="L4">
        <text:list-item>
          <text:list>
            <text:list-item>
              <text:p text:style-name="P9"><text:span text:style-name="T6">Templates: Visual C++ → Win32 → Win32 Console Application (default configuration)</text:span></text:p>
            </text:list-item>
          </text:list>
        </text:list-item>
        <text:list-item>
          <text:p text:style-name="P9"><text:span text:style-name="T6">Copy all files listed in the “Files for Developers” to the root of the new MS VC++ project</text:span></text:p>
        </text:list-item>
      </text:list>
      <text:p text:style-name="P16">uFCoder.h</text:p>
      <text:p text:style-name="P16">ftd2xx.lib</text:p>
      <text:p text:style-name="P16">libeay32.dll</text:p>
      <text:p text:style-name="P16">uFCoder-x86.dll</text:p>
      <text:p text:style-name="P16">uFCoder-x86.lib</text:p>
      <text:list xml:id="list3118370475047953445" text:style-name="L8">
        <text:list-item>
          <text:p text:style-name="P11"><text:span text:style-name="T6">Then, add these files into the project (Menu: Project → Add Existing Item)</text:span></text:p>
        </text:list-item>
        <text:list-item>
          <text:p text:style-name="P11"><text:span text:style-name="T6">In the source, eg. ConsoleApplication1.cpp include uFCoder.h</text:span></text:p>
          <text:list>
            <text:list-item>
              <text:p text:style-name="P15">#include "uFCoder.h"</text:p>
            </text:list-item>
            <text:list-item>
              <text:p text:style-name="P11"><text:span text:style-name="T6">! Note: no need to define any macros like DL_USE_STATIC_LIB </text:span></text:p>
            </text:list-item>
          </text:list>
        </text:list-item>
        <text:list-item>
          <text:p text:style-name="P11"><text:span text:style-name="T6">Build project…</text:span></text:p>
        </text:list-item>
      </text:list>
      <text:list xml:id="list110154656813966" text:continue-list="list110153889841636" text:style-name="Outline">
        <text:list-item>
          <text:list>
            <text:list-item>
              <text:h text:style-name="Heading_20_2" text:outline-level="2"><text:bookmark-start text:name="__RefHeading___Toc302_592927084"/>Listing of the example:<text:bookmark-end text:name="__RefHeading___Toc302_592927084"/></text:h>
            </text:list-item>
          </text:list>
        </text:list-item>
      </text:list>
      <text:p text:style-name="P17">#include "stdafx.h"</text:p>
      <text:p text:style-name="Source_20_Code">#include &lt;stdio.h&gt;</text:p>
      <text:p text:style-name="Source_20_Code"/>
      <text:p text:style-name="P17">#include "uFCoder.h"</text:p>
      <text:p text:style-name="Source_20_Code"/>
      <text:p text:style-name="Source_20_Code">int main()</text:p>
      <text:p text:style-name="Source_20_Code">{</text:p>
      <text:p text:style-name="Source_20_Code"><text:tab/>c_string lib_version = GetDllVersionStr();</text:p>
      <text:p text:style-name="Source_20_Code"><text:tab/>printf("This example use uFCoder DLL version: %s\n", lib_version);</text:p>
      <text:p text:style-name="Source_20_Code"/>
      <text:p text:style-name="Source_20_Code"><text:tab/>UFR_STATUS status = ReaderOpenEx(0, 0, 0, 0);</text:p>
      <text:p text:style-name="Source_20_Code"><text:tab/>puts("ReaderOpenEx(auto try to open any of known uFR device types)");</text:p>
      <text:p text:style-name="Source_20_Code"><text:tab/>printf("ReaderOpenEx() result= %s\n", UFR_Status2String(status));</text:p>
      <text:p text:style-name="Source_20_Code"/>
      <text:p text:style-name="Source_20_Code"><text:tab/>// TODO: some functions to work with uFR reader</text:p>
      <text:p text:style-name="Source_20_Code"/>
      <text:p text:style-name="Source_20_Code"><text:tab/>ReaderClose();</text:p>
      <text:p text:style-name="Source_20_Code"/>
      <text:p text:style-name="Source_20_Code"><text:tab/>return 0;</text:p>
      <text:p text:style-name="Source_20_Code">}</text:p>
      <text:p text:style-name="Source_20_Code"/>
      <text:p text:style-name="P8"/>
      <text:list xml:id="list110153924996192" text:continue-numbering="true" text:style-name="Outline">
        <text:list-item>
          <text:h text:style-name="Heading_20_1" text:outline-level="1"><text:bookmark-start text:name="__RefHeading___Toc304_592927084"/>This packet contains:<text:bookmark-end text:name="__RefHeading___Toc304_592927084"/></text:h>
        </text:list-item>
      </text:list>
      <text:p text:style-name="Source_20_Code">| <text:s text:c="2"/></text:p>
      <text:p text:style-name="Source_20_Code">+---lib</text:p>
      <text:p text:style-name="Source_20_Code">| <text:s text:c="2"/>+---include</text:p>
      <text:p text:style-name="Source_20_Code">| <text:s text:c="2"/>| <text:s text:c="6"/>uFCoder.h<text:tab/><text:tab/><text:tab/>&lt;&lt; modified for include in MS VS C++</text:p>
      <text:p text:style-name="Source_20_Code">| <text:s text:c="2"/>| <text:s text:c="6"/></text:p>
      <text:p text:style-name="Source_20_Code">| <text:s text:c="2"/>\---win-x86</text:p>
      <text:p text:style-name="Source_20_Code">| <text:s text:c="10"/>uFCoder-x86.dll<text:tab/><text:tab/>&lt;&lt; standard, latest, 32 bit Windows library for uFR</text:p>
      <text:p text:style-name="Source_20_Code">| <text:s text:c="10"/>libeay32.dll<text:tab/><text:tab/>&lt;&lt; standard 32 bit Windows library for Openssl</text:p>
      <text:p text:style-name="Source_20_Code">| <text:s text:c="10"/>uFCoder-x86.lib<text:tab/><text:tab/>&lt;&lt; include (not static) library for MS VS C++</text:p>
      <text:p text:style-name="Source_20_Code">| <text:s text:c="10"/>ftd2xx.lib<text:tab/><text:tab/>&lt;&lt; static communication library from FTDI website.</text:p>
      <text:p text:style-name="Source_20_Code">|<text:tab/><text:tab/><text:tab/>(CDM v2.12.06 WHQL Certified)</text:p>
      <text:p text:style-name="Source_20_Code">| <text:s text:c="10"/></text:p>
      <text:p text:style-name="Source_20_Code">\---uFR_very_simple_tester<text:tab/><text:tab/>&lt;&lt; working project in the MS VS C++ Community 2015</text:p>
      <text:p text:style-name="Source_20_Code"/>
      <text:p text:style-name="Source_20_Code"/>
      <text:list xml:id="list110153313876082" text:continue-numbering="true" text:style-name="Outline">
        <text:list-item>
          <text:h text:style-name="P12" text:outline-level="1"><text:bookmark-start text:name="__RefHeading___Toc1666_118771661"/>Revision history<text:bookmark-end text:name="__RefHeading___Toc1666_118771661"/></text:h>
        </text:list-item>
      </text:list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Table_20_Heading">Date</text:p>
          </table:table-cell>
          <table:table-cell table:style-name="Table1.B1" office:value-type="string">
            <text:p text:style-name="Table_20_Heading">Version</text:p>
          </table:table-cell>
          <table:table-cell table:style-name="Table1.C1" office:value-type="string">
            <text:p text:style-name="Table_20_Heading">Comment</text:p>
          </table:table-cell>
        </table:table-row>
        <table:table-row>
          <table:table-cell table:style-name="Table1.A2" office:value-type="string">
            <text:p text:style-name="P4">2016-0<text:span text:style-name="T8">7</text:span>-<text:span text:style-name="T8">11</text:span></text:p>
          </table:table-cell>
          <table:table-cell table:style-name="Table1.B2" office:value-type="string">
            <text:p text:style-name="P19">1.0</text:p>
          </table:table-cell>
          <table:table-cell table:style-name="Table1.C2" office:value-type="string">
            <text:p text:style-name="P5">Base document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Arial1" svg:font-family="Arial"/>
    <style:font-face style:name="DIN Next LT Pro" svg:font-family="'DIN Next LT Pro'"/>
    <style:font-face style:name="DIN Next LT Pro Light" svg:font-family="'DIN Next LT Pro Light'"/>
    <style:font-face style:name="DIN Next LT Pro Medium" svg:font-family="'DIN Next LT Pro Medium'"/>
    <style:font-face style:name="Minion Pro" svg:font-family="'Minion Pro'"/>
    <style:font-face style:name="F" svg:font-family="" style:font-family-generic="roman"/>
    <style:font-face style:name="Arial2" svg:font-family="Arial" style:font-family-generic="swiss"/>
    <style:font-face style:name="Lucida Sans1" svg:font-family="'Lucida Sans'" style:font-family-generic="swiss"/>
    <style:font-face style:name="Open Sans" svg:font-family="'Open Sans'" style:font-family-generic="swiss"/>
    <style:font-face style:name="Open Sans Light" svg:font-family="'Open Sans Light'" style:font-family-generic="swiss"/>
    <style:font-face style:name="Consolas" svg:font-family="Consolas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DIN Next LT Pro1" svg:font-family="'DIN Next LT Pro'" style:font-pitch="variable"/>
    <style:font-face style:name="Lucida Sans3" svg:font-family="'Lucida Sans'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1" svg:font-family="'Times New Roman'" style:font-family-generic="modern" style:font-pitch="variable"/>
    <style:font-face style:name="Titillium Lt1" svg:font-family="'Titillium Lt'" style:font-family-generic="modern" style:font-pitch="variable"/>
    <style:font-face style:name="Titillium Lt" svg:font-family="'Titillium Lt'" style:font-adornments="Light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mm" draw:fill-image-height="0mm"/>
      <style:paragraph-properties fo:margin-top="0mm" fo:margin-bottom="0.49mm" loext:contextual-spacing="false" style:page-number="auto" style:shadow="none">
        <style:tab-stops/>
      </style:paragraph-properties>
      <style:text-properties style:font-name="Titillium Lt" fo:font-family="'Titillium Lt'" style:font-style-name="Light" style:font-family-generic="modern" style:font-pitch="variable" fo:language="en" fo:country="US" fo:font-weight="250" officeooo:rsid="003b1fb0" fo:background-color="transparent"/>
    </style:style>
    <style:style style:name="Header" style:family="paragraph" style:parent-style-name="Standard" style:next-style-name="Text_20_body" style:class="extra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cfe7f5"/>
      <style:paragraph-properties fo:margin-left="0mm" fo:margin-right="0mm" fo:margin-top="1.02mm" fo:margin-bottom="1.02mm" loext:contextual-spacing="false" fo:text-indent="0mm" style:auto-text-indent="false" fo:background-color="transparent" style:shadow="none">
        <style:tab-stops/>
      </style:paragraph-properties>
      <style:text-properties officeooo:rsid="00260ea3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Heading" style:family="paragraph" style:parent-style-name="Standard" style:next-style-name="Text_20_body" style:list-style-name="" style:class="text" style:master-page-name="">
      <style:paragraph-properties fo:margin-top="4.23mm" fo:margin-bottom="2.12mm" loext:contextual-spacing="false" style:page-number="auto" fo:keep-with-next="always"/>
      <style:text-properties fo:font-size="18pt" fo:background-color="transparent"/>
    </style:style>
    <style:style style:name="Title" style:family="paragraph" style:parent-style-name="Standard" style:next-style-name="Subtitle" style:class="chapter" style:master-page-name="">
      <loext:graphic-properties draw:fill="none" draw:fill-color="#cfe7f5"/>
      <style:paragraph-properties fo:margin-left="4mm" fo:margin-right="4mm" fo:margin-top="50.01mm" fo:margin-bottom="0mm" loext:contextual-spacing="false" fo:line-height="150%" fo:keep-together="always" fo:text-indent="0mm" style:auto-text-indent="false" style:page-number="auto" fo:break-before="page" fo:background-color="transparent" style:shadow="none" text:number-lines="false" text:line-number="0">
        <style:tab-stops/>
      </style:paragraph-properties>
      <style:text-properties fo:text-transform="uppercase" fo:font-size="26pt" fo:language="en" fo:country="US" fo:font-style="normal" fo:font-weight="250" fo:background-color="transparent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Subtitle" style:family="paragraph" style:parent-style-name="Standard" style:next-style-name="Heading_20_1" style:class="chapter" style:master-page-name="">
      <style:paragraph-properties fo:text-align="center" style:justify-single-word="false" style:page-number="auto" fo:break-after="page"/>
      <style:text-properties fo:font-size="20pt" fo:font-style="italic" fo:font-weight="normal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_5b_No_20_Paragraph_20_Style_5d_" style:display-name="[No Paragraph Style]" style:family="paragraph">
      <style:paragraph-properties fo:margin-left="0mm" fo:margin-right="0mm" fo:margin-top="0mm" fo:margin-bottom="0mm" loext:contextual-spacing="false" fo:line-height="120%" fo:text-align="start" style:justify-single-word="false" fo:text-indent="0mm" style:auto-text-indent="false" style:text-autospace="none" style:vertical-align="middle" style:writing-mode="lr-tb"/>
      <style:text-properties fo:color="#000000" style:text-line-through-style="none" style:text-line-through-type="none" style:text-position="0% 100%" style:font-name="Minion Pro" fo:font-family="'Minion Pro'" fo:font-size="12pt" fo:letter-spacing="normal" fo:font-style="normal" style:text-underline-style="none" fo:font-weight="normal" style:font-name-asian="Minion Pro" style:font-family-asian="'Minion Pro'" style:font-size-asian="12pt" style:font-style-asian="normal" style:font-weight-asian="normal" style:font-name-complex="Minion Pro" style:font-family-complex="'Minion Pro'" style:font-size-complex="12pt" style:font-style-complex="normal" style:font-weight-complex="normal" style:text-emphasize="none" style:text-scale="100%"/>
    </style:style>
    <style:style style:name="CHAPTER_20_TITLE4" style:display-name="CHAPTER TITLE4" style:family="paragraph" style:parent-style-name="_5b_No_20_Paragraph_20_Style_5d_">
      <style:paragraph-properties style:line-height-at-least="7.41mm"/>
      <style:text-properties fo:color="#404041" style:font-name="Titillium Lt" fo:font-family="'Titillium Lt'" style:font-style-name="Light" style:font-family-generic="modern" style:font-pitch="variable" fo:font-size="25pt" fo:font-weight="250" officeooo:rsid="002022ca" style:font-name-asian="Open Sans Light" style:font-family-asian="'Open Sans Light'" style:font-family-generic-asian="swiss" style:font-size-asian="25pt" style:font-name-complex="Open Sans Light" style:font-family-complex="'Open Sans Light'" style:font-family-generic-complex="swiss" style:font-size-complex="25pt"/>
    </style:style>
    <style:style style:name="Naslov_20_1" style:display-name="Naslov 1" style:family="paragraph" style:parent-style-name="CHAPTER_20_TITLE4" style:auto-update="true"/>
    <style:style style:name="Osnovni_20_tekst" style:display-name="Osnovni tekst" style:family="paragraph" style:parent-style-name="CHAPTER_20_TITLE4" style:master-page-name="">
      <style:paragraph-properties fo:margin-left="0mm" fo:margin-right="0.51mm" fo:margin-top="1.02mm" fo:margin-bottom="1.02mm" loext:contextual-spacing="false" fo:line-height="100%" fo:text-indent="0mm" style:auto-text-indent="false" style:page-number="auto" style:shadow="none">
        <style:tab-stops/>
      </style:paragraph-properties>
      <style:text-properties fo:font-size="11pt" fo:font-weight="250" style:font-weight-asian="normal" style:font-weight-complex="normal"/>
    </style:style>
    <style:style style:name="_5b_Basic_20_Paragraph_5d_" style:display-name="[Basic Paragraph]" style:family="paragraph" style:parent-style-name="_5b_No_20_Paragraph_20_Style_5d_" style:master-page-name="">
      <style:paragraph-properties style:page-number="auto" style:shadow="none">
        <style:tab-stops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4.23mm" fo:margin-bottom="2.12mm" loext:contextual-spacing="false" style:page-number="auto" fo:break-before="page">
        <style:tab-stops/>
      </style:paragraph-properties>
      <style:text-properties fo:font-size="32pt" fo:font-weight="250" fo:background-color="transparent" style:font-size-asian="36pt" style:font-weight-asian="normal" style:font-size-complex="36pt" style:font-weight-complex="normal"/>
    </style:style>
    <style:style style:name="Heading_20_2" style:display-name="Heading 2" style:family="paragraph" style:parent-style-name="Heading" style:next-style-name="Text_20_body" style:auto-update="true" style:default-outline-level="2" style:list-style-name="Outline" style:class="text">
      <style:paragraph-properties fo:margin-top="3.53mm" fo:margin-bottom="2.12mm" loext:contextual-spacing="false"/>
      <style:text-properties fo:font-size="19pt" fo:font-weight="250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list-style-name="Outline" style:class="text" style:master-page-name="">
      <style:paragraph-properties fo:margin-top="2.47mm" fo:margin-bottom="2.12mm" loext:contextual-spacing="false" style:page-number="auto"/>
      <style:text-properties fo:font-size="15pt" fo:font-style="italic" fo:font-weight="250" fo:background-color="transparent" style:font-size-asian="101%" style:font-weight-asian="bold" style:font-size-complex="101%" style:font-weight-complex="bold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Consolas" fo:font-family="Consolas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putty" style:family="paragraph" style:parent-style-name="Preformatted_20_Text" style:master-page-name="">
      <loext:graphic-properties draw:fill="solid" draw:fill-color="#669966" draw:fill-image-width="0mm" draw:fill-image-height="0mm"/>
      <style:paragraph-properties fo:margin-left="10mm" fo:margin-right="10mm" fo:margin-top="1.02mm" fo:margin-bottom="1.02mm" loext:contextual-spacing="false" fo:text-indent="0mm" style:auto-text-indent="false" style:page-number="auto" fo:background-color="#669966" fo:padding="0.49mm" fo:border="0.06pt solid #000000" style:shadow="none">
        <style:tab-stops/>
      </style:paragraph-properties>
      <style:text-properties fo:color="#dddddd" fo:language="zxx" fo:country="none" fo:font-weight="normal" officeooo:rsid="0032317b" fo:background-color="transparent"/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 style:master-page-name="">
      <loext:graphic-properties draw:fill="solid" draw:fill-color="#66cc00"/>
      <style:paragraph-properties fo:margin-top="0mm" fo:margin-bottom="0mm" loext:contextual-spacing="false" fo:text-align="center" style:justify-single-word="false" style:page-number="auto" fo:background-color="#66cc00">
        <style:tab-stops/>
      </style:paragraph-properties>
      <style:text-properties fo:color="#ffffff" fo:font-weight="bold" fo:background-color="transparent"/>
    </style:style>
    <style:style style:name="Source_20_Code" style:display-name="Source Code" style:family="paragraph" style:parent-style-name="Preformatted_20_Text" style:auto-update="true" style:class="text">
      <style:paragraph-properties fo:padding="1.99mm" fo:border="0.06pt solid #000000"/>
      <style:text-properties fo:font-size="9pt" fo:font-weight="normal" style:font-weight-asian="normal" style:font-weight-complex="normal"/>
    </style:style>
    <style:style style:name="body_20_text_20_3" style:display-name="body text 3" style:family="paragraph" style:parent-style-name="_5b_No_20_Paragraph_20_Style_5d_">
      <style:text-properties style:font-name="Open Sans" fo:font-family="'Open Sans'" style:font-family-generic="swiss" fo:font-size="9pt" fo:font-weight="bold" style:font-name-asian="Open Sans" style:font-family-asian="'Open Sans'" style:font-family-generic-asian="swiss" style:font-size-asian="9pt" style:font-weight-asian="bold" style:font-name-complex="Open Sans" style:font-family-complex="'Open Sans'" style:font-family-generic-complex="swiss" style:font-size-complex="9pt" style:font-weight-complex="bold"/>
    </style:style>
    <style:style style:name="body_20_text_20_2" style:display-name="body text 2" style:family="paragraph" style:parent-style-name="_5b_No_20_Paragraph_20_Style_5d_">
      <style:paragraph-properties style:line-height-at-least="4.94mm"/>
      <style:text-properties fo:color="#58585b" style:font-name="Open Sans" fo:font-family="'Open Sans'" style:font-family-generic="swiss" fo:font-size="9pt" style:font-name-asian="Open Sans" style:font-family-asian="'Open Sans'" style:font-family-generic-asian="swiss" style:font-size-asian="9pt" style:font-name-complex="Open Sans" style:font-family-complex="'Open Sans'" style:font-family-generic-complex="swiss" style:font-size-complex="9pt"/>
    </style:style>
    <style:style style:name="DL_20_Osnovni_20_tekst" style:display-name="DL Osnovni tekst" style:family="text">
      <style:text-properties fo:color="#404041" style:text-line-through-style="none" style:text-line-through-type="none" style:text-position="0% 100%" style:font-name="DIN Next LT Pro Light" fo:font-family="'DIN Next LT Pro Light'" fo:font-size="11pt" fo:letter-spacing="normal" fo:font-style="normal" style:text-underline-style="none" fo:font-weight="normal" style:font-name-asian="DIN Next LT Pro Light" style:font-family-asian="'DIN Next LT Pro Light'" style:font-size-asian="11pt" style:font-style-asian="normal" style:font-weight-asian="normal" style:font-name-complex="DIN Next LT Pro Light" style:font-family-complex="'DIN Next LT Pro Light'" style:font-size-complex="11pt" style:font-style-complex="normal" style:font-weight-complex="normal" style:text-emphasize="none" style:text-scale="100%"/>
    </style:style>
    <style:style style:name="DL_20_Naslov_20_1" style:display-name="DL Naslov 1" style:family="text">
      <style:text-properties fo:color="#404041" style:text-line-through-style="none" style:text-line-through-type="none" style:text-position="0% 100%" style:font-name="DIN Next LT Pro Light" fo:font-family="'DIN Next LT Pro Light'" fo:font-size="34.5pt" fo:letter-spacing="normal" fo:font-style="normal" style:text-underline-style="none" fo:font-weight="normal" style:font-name-asian="DIN Next LT Pro Light" style:font-family-asian="'DIN Next LT Pro Light'" style:font-size-asian="34.5pt" style:font-style-asian="normal" style:font-weight-asian="normal" style:font-name-complex="DIN Next LT Pro Light" style:font-family-complex="'DIN Next LT Pro Light'" style:font-size-complex="34.5pt" style:font-style-complex="normal" style:font-weight-complex="normal" style:text-emphasize="none" style:text-scale="100%"/>
    </style:style>
    <style:style style:name="DL_20_Tekst_2c__20_tabela" style:display-name="DL Tekst, tabela" style:family="text">
      <style:text-properties fo:color="#939597" style:text-outline="false" style:text-line-through-style="none" style:text-line-through-type="none" style:text-position="0% 100%" style:font-name="DIN Next LT Pro" fo:font-family="'DIN Next LT Pro'" fo:font-size="8pt" fo:letter-spacing="normal" fo:font-style="normal" style:text-underline-style="none" fo:font-weight="normal" style:font-name-asian="DIN Next LT Pro" style:font-family-asian="'DIN Next LT Pro'" style:font-size-asian="8pt" style:font-style-asian="normal" style:font-weight-asian="normal" style:font-name-complex="DIN Next LT Pro" style:font-family-complex="'DIN Next LT Pro'" style:font-size-complex="8pt" style:font-style-complex="normal" style:font-weight-complex="normal" style:text-emphasize="none" style:text-scale="100%"/>
    </style:style>
    <style:style style:name="DL_20_Futer_20_A" style:display-name="DL Futer A" style:family="text">
      <style:text-properties fo:color="#c7c7c7" style:text-outline="false" style:text-line-through-style="none" style:text-line-through-type="none" style:text-position="0% 100%" style:font-name="DIN Next LT Pro Light" fo:font-family="'DIN Next LT Pro Light'" fo:font-size="11pt" fo:letter-spacing="normal" fo:font-style="normal" style:text-underline-style="none" fo:font-weight="normal" style:font-name-asian="DIN Next LT Pro Light" style:font-family-asian="'DIN Next LT Pro Light'" style:font-size-asian="11pt" style:font-style-asian="normal" style:font-weight-asian="normal" style:font-name-complex="DIN Next LT Pro Light" style:font-family-complex="'DIN Next LT Pro Light'" style:font-size-complex="11pt" style:font-style-complex="normal" style:font-weight-complex="normal" style:text-emphasize="none" style:text-scale="100%"/>
    </style:style>
    <style:style style:name="DL_20_Futer_20_B" style:display-name="DL Futer B" style:family="text">
      <style:text-properties fo:color="#c7c7c7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style:text-emphasize="none" style:text-scale="100%"/>
    </style:style>
    <style:style style:name="DL_20_Kod" style:display-name="DL Kod" style:family="text">
      <style:text-properties fo:color="#404041" style:text-line-through-style="none" style:text-line-through-type="none" style:text-position="0% 100%" style:font-name="Consolas1" fo:font-family="Consolas" style:font-family-generic="swiss" style:font-pitch="fixed" fo:font-size="10pt" fo:letter-spacing="normal" fo:font-style="normal" style:text-underline-style="none" fo:font-weight="normal" style:font-name-asian="Consolas1" style:font-family-asian="Consolas" style:font-family-generic-asian="swiss" style:font-pitch-asian="fixed" style:font-size-asian="10pt" style:font-style-asian="normal" style:font-weight-asian="normal" style:font-name-complex="Consolas1" style:font-family-complex="Consolas" style:font-family-generic-complex="swiss" style:font-pitch-complex="fixed" style:font-size-complex="10pt" style:font-style-complex="normal" style:font-weight-complex="normal" style:text-emphasize="none" style:text-scale="100%"/>
    </style:style>
    <style:style style:name="DL_20_Naslov_20_2" style:display-name="DL Naslov 2" style:family="text" style:parent-style-name="DL_20_Osnovni_20_tekst">
      <style:text-properties fo:color="#404041" style:text-line-through-style="none" style:text-line-through-type="none" style:text-position="0% 100%" style:font-name="DIN Next LT Pro Light" fo:font-family="'DIN Next LT Pro Light'" fo:font-size="19pt" fo:letter-spacing="normal" fo:font-style="normal" style:text-underline-style="none" fo:font-weight="normal" style:font-name-asian="DIN Next LT Pro Light" style:font-family-asian="'DIN Next LT Pro Light'" style:font-size-asian="19pt" style:font-style-asian="normal" style:font-weight-asian="normal" style:font-name-complex="DIN Next LT Pro Light" style:font-family-complex="'DIN Next LT Pro Light'" style:font-size-complex="19pt" style:font-style-complex="normal" style:font-weight-complex="normal" style:text-emphasize="none" style:text-scale="100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mm" svg:y="0m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mm" fo:margin-left="2.01mm" fo:margin-right="2.01m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6.35mm" fo:margin-left="12.7m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6.35mm" fo:margin-left="19.05m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6.35mm" fo:margin-left="25.4m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6.35mm" fo:margin-left="31.75m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6.35mm" fo:margin-left="38.1m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6.35mm" fo:margin-left="44.45m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6.35mm" fo:margin-left="50.8m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6.35mm" fo:margin-left="57.15m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Osnovni_20_tekst">
      <style:text-properties fo:language="en" fo:country="US"/>
    </style:style>
    <style:style style:name="MP2" style:family="paragraph">
      <loext:graphic-properties draw:fill-color="#66cc00"/>
      <style:paragraph-properties fo:text-align="center"/>
    </style:style>
    <style:style style:name="MP3" style:family="paragraph">
      <loext:graphic-properties draw:fill-color="#eeeeee"/>
      <style:paragraph-properties fo:text-align="center"/>
    </style:style>
    <style:style style:name="MP4" style:family="paragraph">
      <style:paragraph-properties fo:margin-left="7mm" fo:margin-right="7mm" fo:margin-top="50.01mm" fo:margin-bottom="10mm" fo:line-height="150%" fo:text-indent="0mm"/>
      <style:text-properties fo:color="#000000" style:font-name="Arial2" fo:font-size="25.5pt"/>
    </style:style>
    <style:style style:name="MP5" style:family="paragraph">
      <loext:graphic-properties draw:fill="none" draw:fill-color="#ffffff" draw:opacity="0%"/>
      <style:paragraph-properties fo:margin-left="7mm" fo:margin-right="7mm" fo:margin-top="50.01mm" fo:margin-bottom="10mm" fo:line-height="150%" fo:text-indent="0mm"/>
      <style:text-properties fo:color="#000000" style:font-name="Arial2" fo:font-size="25.5pt" style:font-size-asian="9pt" style:font-size-complex="9pt"/>
    </style:style>
    <style:style style:name="MP6" style:family="paragraph" style:parent-style-name="_5b_Basic_20_Paragraph_5d_">
      <style:paragraph-properties fo:margin-left="0mm" fo:margin-right="0mm" fo:margin-top="0mm" fo:margin-bottom="0mm" loext:contextual-spacing="false" fo:line-height="120%" fo:text-align="start" style:justify-single-word="false" fo:text-indent="0mm" style:auto-text-indent="false" style:text-autospace="none" style:vertical-align="middle" style:writing-mode="lr-tb">
        <style:tab-stops>
          <style:tab-stop style:position="84.67mm" style:type="center"/>
          <style:tab-stop style:position="169.77mm" style:type="right"/>
        </style:tab-stops>
      </style:paragraph-properties>
    </style:style>
    <style:style style:name="MP7" style:family="paragraph">
      <loext:graphic-properties draw:fill="none" draw:fill-color="#aecf00"/>
      <style:paragraph-properties fo:text-align="center"/>
    </style:style>
    <style:style style:name="MT1" style:family="text">
      <style:text-properties fo:color="#58585b" style:font-name="Titillium Lt1" fo:font-size="9pt" style:font-name-asian="DIN Next LT Pro" style:font-size-asian="9pt" style:font-name-complex="DIN Next LT Pro" style:font-size-complex="9pt"/>
    </style:style>
    <style:style style:name="MT2" style:family="text">
      <style:text-properties fo:language="en" fo:country="US"/>
    </style:style>
    <style:style style:name="MT3" style:family="text">
      <style:text-properties style:text-outline="false" style:font-name="DIN Next LT Pro Light" fo:language="en" fo:country="US" style:font-name-asian="DIN Next LT Pro Light" style:font-name-complex="DIN Next LT Pro Light"/>
    </style:style>
    <style:style style:name="MT4" style:family="text">
      <style:text-properties style:text-outline="false" style:font-name="DIN Next LT Pro Medium" fo:language="en" fo:country="US" style:font-name-asian="DIN Next LT Pro Medium" style:font-name-complex="DIN Next LT Pro Medium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8mm" svg:stroke-color="#00cc00" draw:marker-start-width="3.79mm" draw:marker-end-width="3.79mm" draw:fill-color="#66cc00" draw:textarea-horizontal-align="center" draw:textarea-vertical-align="middle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18mm" svg:stroke-color="#eeeeee" draw:marker-start-width="3.79mm" draw:marker-end-width="3.79mm" draw:fill-color="#eeeeee" draw:textarea-horizontal-align="center" draw:textarea-vertical-align="middle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ffffff" draw:fill="none" draw:fill-color="#ffffff" draw:opacity="0%" fo:min-height="17.23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vg:stroke-width="0.51mm" svg:stroke-color="#66cc00" draw:marker-start-width="4.29mm" draw:marker-end-width="4.29mm" draw:fill="none" draw:fill-color="#aecf00" draw:textarea-horizontal-align="center" draw:textarea-vertical-align="middle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0.01mm" fo:page-height="297mm" style:num-format="1" style:print-orientation="portrait" fo:margin-top="0mm" fo:margin-bottom="20.14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svg:height="31.4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графика1" text:anchor-type="paragraph" svg:x="-0.48mm" svg:y="13.41mm" svg:width="67.89mm" svg:height="12.36mm" draw:z-index="34"><draw:image xlink:href="Pictures/10000201000001FA0000005C2A1B3A6707DB08B2.png" xlink:type="simple" xlink:show="embed" xlink:actuate="onLoad"/></draw:frame><draw:rect text:anchor-type="paragraph" draw:z-index="13" draw:style-name="Mgr1" draw:text-style-name="MP2" svg:width="210.35mm" svg:height="9.48mm" svg:x="-42.6mm" svg:y="-36.25mm"><text:p/></draw:rect><draw:rect text:anchor-type="paragraph" draw:z-index="20" draw:style-name="Mgr2" draw:text-style-name="MP3" svg:width="210.35mm" svg:height="18.03mm" svg:x="-42.95mm" svg:y="9.47mm"><text:p/></draw:rect><draw:frame text:anchor-type="paragraph" draw:z-index="27" draw:style-name="Mgr3" draw:text-style-name="MP5" svg:width="63.58mm" svg:height="17.24mm" svg:x="105.04mm" svg:y="11.59mm"><draw:text-box><text:p text:style-name="MP4"><text:span text:style-name="MT1">uFCoder library</text:span><text:span text:style-name="MT1"><text:line-break/></text:span><text:span text:style-name="MT1">Using library in the MS Visual C++</text:span></text:p></draw:text-box></draw:frame></text:p>
      </style:header>
      <style:footer>
        <text:p text:style-name="MP6"><draw:line text:anchor-type="paragraph" draw:z-index="6" draw:style-name="Mgr4" draw:text-style-name="MP7" svg:x1="-20.62mm" svg:y1="-2.2mm" svg:x2="169.84mm" svg:y2="-2.2mm"><text:p/></draw:line><text:span text:style-name="DL_20_Futer_20_A"><text:span text:style-name="MT2">Phone: </text:span></text:span><text:span text:style-name="DL_20_Futer_20_B"><text:span text:style-name="MT3">+</text:span></text:span><text:span text:style-name="DL_20_Futer_20_B"><text:span text:style-name="MT4">381-12-541-022<text:tab/><text:tab/></text:span></text:span><text:span text:style-name="DL_20_Futer_20_A"><text:span text:style-name="MT2"><text:page-number text:select-page="current">7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10:33:57.261000000</meta:creation-date>
    <meta:editing-duration>PT17M40S</meta:editing-duration>
    <meta:editing-cycles>11</meta:editing-cycles>
    <meta:generator>LibreOffice/5.1.3.2$Windows_X86_64 LibreOffice_project/644e4637d1d8544fd9f56425bd6cec110e49301b</meta:generator>
    <meta:initial-creator>Srdjan Kostic</meta:initial-creator>
    <dc:date>2016-07-11T11:01:52.375000000</dc:date>
    <dc:creator>Srdjan Kostic</dc:creator>
    <meta:document-statistic meta:table-count="1" meta:image-count="1" meta:object-count="0" meta:page-count="7" meta:paragraph-count="79" meta:word-count="411" meta:character-count="2693" meta:non-whitespace-character-count="2195"/>
  </office:meta>
</office:document-meta>
</file>